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C00000112C44312DB.png" manifest:media-type="image/png"/>
  <manifest:file-entry manifest:full-path="Pictures/10000000000002EF000000DF75EBD37D.png" manifest:media-type="image/png"/>
  <manifest:file-entry manifest:full-path="Pictures/10000000000002ED000000D856FE78D0.png" manifest:media-type="image/png"/>
  <manifest:file-entry manifest:full-path="Pictures/10000000000002FB000000F8F2BF213C.png" manifest:media-type="image/png"/>
  <manifest:file-entry manifest:full-path="Pictures/10000000000002F90000011541E35E0B.png" manifest:media-type="image/png"/>
  <manifest:file-entry manifest:full-path="Pictures/100000000000030000000102D80AD4CD.png" manifest:media-type="image/png"/>
  <manifest:file-entry manifest:full-path="Pictures/100000000000024B00000072A2FFBF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7" text:anchor-type="char" svg:width="8.361cm" svg:height="7.25cm" draw:z-index="6"><draw:image xlink:href="Pictures/100000000000013C00000112C44312DB.png" xlink:type="simple" xlink:show="embed" xlink:actuate="onLoad" draw:mime-type="image/png"/></draw:frame></text:p>
      <text:p text:style-name="P1"><draw:frame draw:style-name="fr2" draw:name="Изображение1" text:anchor-type="char" svg:width="13.441cm" svg:height="3.875cm" draw:z-index="0"><draw:image xlink:href="Pictures/10000000000002ED000000D856FE78D0.png" xlink:type="simple" xlink:show="embed" xlink:actuate="onLoad" draw:mime-type="image/png"/></draw:frame><draw:frame draw:style-name="fr3" draw:name="Изображение2" text:anchor-type="char" svg:x="1.78cm" svg:y="3.874cm" svg:width="13.446cm" svg:height="3.992cm" draw:z-index="1"><draw:image xlink:href="Pictures/10000000000002EF000000DF75EBD37D.png" xlink:type="simple" xlink:show="embed" xlink:actuate="onLoad" draw:mime-type="image/png"/></draw:frame><draw:frame draw:style-name="fr3" draw:name="Изображение3" text:anchor-type="char" svg:x="1.78cm" svg:y="7.863cm" svg:width="13.425cm" svg:height="4.886cm" draw:z-index="2"><draw:image xlink:href="Pictures/10000000000002F90000011541E35E0B.png" xlink:type="simple" xlink:show="embed" xlink:actuate="onLoad" draw:mime-type="image/png"/></draw:frame><draw:frame draw:style-name="fr3" draw:name="Изображение4" text:anchor-type="char" svg:x="1.78cm" svg:y="12.748cm" svg:width="13.381cm" svg:height="4.494cm" draw:z-index="3"><draw:image xlink:href="Pictures/100000000000030000000102D80AD4CD.png" xlink:type="simple" xlink:show="embed" xlink:actuate="onLoad" draw:mime-type="image/png"/></draw:frame><draw:frame draw:style-name="fr3" draw:name="Изображение5" text:anchor-type="char" svg:x="1.78cm" svg:y="17.24cm" svg:width="13.358cm" svg:height="4.341cm" draw:z-index="4"><draw:image xlink:href="Pictures/10000000000002FB000000F8F2BF213C.png" xlink:type="simple" xlink:show="embed" xlink:actuate="onLoad" draw:mime-type="image/png"/></draw:frame><draw:frame draw:style-name="fr3" draw:name="Изображение6" text:anchor-type="char" svg:x="1.794cm" svg:y="21.673cm" svg:width="13.279cm" svg:height="2.579cm" draw:z-index="5"><draw:image xlink:href="Pictures/100000000000024B00000072A2FFBF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1:24:44.139000000</meta:creation-date>
    <dc:date>2025-04-03T11:27:15.236000000</dc:date>
    <meta:editing-duration>PT2M28S</meta:editing-duration>
    <meta:editing-cycles>7</meta:editing-cycles>
    <meta:generator>LibreOffice/24.8.5.2$Windows_X86_64 LibreOffice_project/fddf2685c70b461e7832239a0162a77216259f22</meta:generator>
    <meta:document-statistic meta:table-count="0" meta:image-count="7" meta:object-count="0" meta:page-count="2" meta:paragraph-count="0" meta:word-count="0" meta:character-count="0" meta:non-whitespace-character-count="0"/>
  </office:meta>
</office:document-meta>
</file>